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Courier, mono"/>
    <style:font-face style:name="Mangal1" svg:font-family="Mangal"/>
    <style:font-face style:name="OpenSymbol" svg:font-family="OpenSymbol"/>
    <style:font-face style:name="Roboto" svg:font-family="Roboto,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fo:font-size="12pt" style:font-size-asian="12pt" style:font-size-complex="12pt"/>
    </style:style>
    <style:style style:name="P2" style:family="paragraph" style:parent-style-name="Standard">
      <style:text-properties style:use-window-font-color="true" style:font-name="Times New Roman" fo:font-size="16pt" style:font-size-asian="16pt" style:font-size-complex="16pt"/>
    </style:style>
    <style:style style:name="P3" style:family="paragraph" style:parent-style-name="Standard">
      <style:text-properties style:use-window-font-color="true" style:font-name="Times New Roman" fo:font-size="14pt" style:font-size-asian="14pt" style:font-size-complex="14pt"/>
    </style:style>
    <style:style style:name="P4" style:family="paragraph" style:parent-style-name="Standard">
      <style:text-properties style:use-window-font-color="true" style:font-name="Times New Roman" fo:font-size="12pt" style:font-size-asian="12pt" style:font-size-complex="12pt"/>
    </style:style>
    <style:style style:name="P5" style:family="paragraph" style:parent-style-name="Standard" style:list-style-name="L7">
      <style:text-properties style:use-window-font-color="true" style:font-name="Times New Roman" fo:font-size="12pt" style:font-size-asian="12pt" style:font-size-complex="12pt"/>
    </style:style>
    <style:style style:name="P6" style:family="paragraph" style:parent-style-name="Standard" style:list-style-name="L8">
      <style:text-properties style:use-window-font-color="true" style:font-name="Times New Roman" fo:font-size="12pt" style:font-size-asian="12pt" style:font-size-complex="12pt"/>
    </style:style>
    <style:style style:name="P7" style:family="paragraph" style:parent-style-name="Standard" style:list-style-name="L9">
      <style:text-properties style:use-window-font-color="true" style:font-name="Times New Roman" fo:font-size="12pt" style:font-size-asian="12pt" style:font-size-complex="12pt"/>
    </style:style>
    <style:style style:name="P8" style:family="paragraph" style:parent-style-name="Standard" style:list-style-name="L11">
      <style:text-properties style:use-window-font-color="true" style:font-name="Times New Roman" fo:font-size="12pt" style:font-size-asian="12pt" style:font-size-complex="12pt"/>
    </style:style>
    <style:style style:name="P9" style:family="paragraph" style:parent-style-name="Standard" style:list-style-name="L12">
      <style:text-properties style:use-window-font-color="true" style:font-name="Times New Roman" fo:font-size="12pt" style:font-size-asian="12pt" style:font-size-complex="12pt"/>
    </style:style>
    <style:style style:name="P10" style:family="paragraph" style:parent-style-name="Standard" style:list-style-name="L13">
      <style:text-properties style:use-window-font-color="true" style:font-name="Times New Roman" fo:font-size="12pt" style:font-size-asian="12pt" style:font-size-complex="12pt"/>
    </style:style>
    <style:style style:name="P11" style:family="paragraph" style:parent-style-name="Standard" style:list-style-name="L14">
      <style:text-properties style:use-window-font-color="true" style:font-name="Times New Roman" fo:font-size="12pt" style:font-size-asian="12pt" style:font-size-complex="12pt"/>
    </style:style>
    <style:style style:name="P12" style:family="paragraph" style:parent-style-name="Standard" style:list-style-name="L15">
      <style:text-properties style:use-window-font-color="true" style:font-name="Times New Roman" fo:font-size="12pt" style:font-size-asian="12pt" style:font-size-complex="12pt"/>
    </style:style>
    <style:style style:name="P13" style:family="paragraph" style:parent-style-name="Standard" style:list-style-name="L16">
      <style:text-properties style:use-window-font-color="true" style:font-name="Times New Roman" fo:font-size="12pt" style:font-size-asian="12pt" style:font-size-complex="12pt"/>
    </style:style>
    <style:style style:name="P14" style:family="paragraph" style:parent-style-name="Standard" style:list-style-name="L17">
      <style:text-properties style:use-window-font-color="true" style:font-name="Times New Roman" fo:font-size="12pt" style:font-size-asian="12pt" style:font-size-complex="12pt"/>
    </style:style>
    <style:style style:name="P15" style:family="paragraph" style:parent-style-name="Standard" style:list-style-name="L18">
      <style:text-properties style:use-window-font-color="true" style:font-name="Times New Roman" fo:font-size="12pt" style:font-size-asian="12pt" style:font-size-complex="12pt"/>
    </style:style>
    <style:style style:name="P16" style:family="paragraph" style:parent-style-name="Standard" style:list-style-name="L19">
      <style:text-properties style:use-window-font-color="true" style:font-name="Times New Roman" fo:font-size="12pt" style:font-size-asian="12pt" style:font-size-complex="12pt"/>
    </style:style>
    <style:style style:name="P17" style:family="paragraph" style:parent-style-name="Standard" style:list-style-name="L20">
      <style:text-properties style:use-window-font-color="true" style:font-name="Times New Roman" fo:font-size="12pt" style:font-size-asian="12pt" style:font-size-complex="12pt"/>
    </style:style>
    <style:style style:name="P18" style:family="paragraph" style:parent-style-name="Standard" style:list-style-name="L21">
      <style:text-properties style:use-window-font-color="true" style:font-name="Times New Roman" fo:font-size="12pt" style:font-size-asian="12pt" style:font-size-complex="12pt"/>
    </style:style>
    <style:style style:name="P19" style:family="paragraph" style:parent-style-name="Standard" style:list-style-name="L22">
      <style:text-properties style:use-window-font-color="true" style:font-name="Times New Roman" fo:font-size="12pt" style:font-size-asian="12pt" style:font-size-complex="12pt"/>
    </style:style>
    <style:style style:name="P20" style:family="paragraph" style:parent-style-name="Standard" style:list-style-name="L23">
      <style:text-properties style:use-window-font-color="true" style:font-name="Times New Roman" fo:font-size="12pt" style:font-size-asian="12pt" style:font-size-complex="12pt"/>
    </style:style>
    <style:style style:name="P21" style:family="paragraph" style:parent-style-name="Standard" style:list-style-name="L24">
      <style:text-properties style:use-window-font-color="true" style:font-name="Times New Roman" fo:font-size="12pt" style:font-size-asian="12pt" style:font-size-complex="12pt"/>
    </style:style>
    <style:style style:name="P22" style:family="paragraph" style:parent-style-name="Standard" style:list-style-name="L26">
      <style:text-properties style:use-window-font-color="true" style:font-name="Times New Roman" fo:font-size="12pt" style:font-size-asian="12pt" style:font-size-complex="12pt"/>
    </style:style>
    <style:style style:name="P23" style:family="paragraph" style:parent-style-name="Standard" style:list-style-name="L27">
      <style:text-properties style:use-window-font-color="true" style:font-name="Times New Roman" fo:font-size="12pt" style:font-size-asian="12pt" style:font-size-complex="12pt"/>
    </style:style>
    <style:style style:name="P24" style:family="paragraph" style:parent-style-name="Standard" style:list-style-name="L28">
      <style:text-properties style:use-window-font-color="true" style:font-name="Times New Roman" fo:font-size="12pt" style:font-size-asian="12pt" style:font-size-complex="12pt"/>
    </style:style>
    <style:style style:name="P25" style:family="paragraph" style:parent-style-name="Standard" style:list-style-name="L29">
      <style:text-properties style:use-window-font-color="true" style:font-name="Times New Roman" fo:font-size="12pt" style:font-size-asian="12pt" style:font-size-complex="12pt"/>
    </style:style>
    <style:style style:name="P26" style:family="paragraph" style:parent-style-name="Standard" style:list-style-name="L30">
      <style:text-properties style:use-window-font-color="true" style:font-name="Times New Roman" fo:font-size="12pt" style:font-size-asian="12pt" style:font-size-complex="12pt"/>
    </style:style>
    <style:style style:name="P27" style:family="paragraph" style:parent-style-name="Standard" style:list-style-name="L31">
      <style:text-properties style:use-window-font-color="true" style:font-name="Times New Roman" fo:font-size="12pt" style:font-size-asian="12pt" style:font-size-complex="12pt"/>
    </style:style>
    <style:style style:name="P28" style:family="paragraph" style:parent-style-name="Standard" style:list-style-name="L32">
      <style:text-properties style:use-window-font-color="true" style:font-name="Times New Roman" fo:font-size="12pt" style:font-size-asian="12pt" style:font-size-complex="12pt"/>
    </style:style>
    <style:style style:name="P29" style:family="paragraph" style:parent-style-name="Standard" style:list-style-name="L33">
      <style:text-properties style:use-window-font-color="true" style:font-name="Times New Roman" fo:font-size="12pt" style:font-size-asian="12pt" style:font-size-complex="12pt"/>
    </style:style>
    <style:style style:name="P30" style:family="paragraph" style:parent-style-name="Standard" style:list-style-name="L34">
      <style:text-properties style:use-window-font-color="true" style:font-name="Times New Roman" fo:font-size="12pt" style:font-size-asian="12pt" style:font-size-complex="12pt"/>
    </style:style>
    <style:style style:name="P31" style:family="paragraph" style:parent-style-name="Standard" style:list-style-name="L35">
      <style:text-properties style:use-window-font-color="true" style:font-name="Times New Roman" fo:font-size="12pt" style:font-size-asian="12pt" style:font-size-complex="12pt"/>
    </style:style>
    <style:style style:name="P32" style:family="paragraph" style:parent-style-name="Standard" style:list-style-name="L36">
      <style:text-properties style:use-window-font-color="true" style:font-name="Times New Roman" fo:font-size="12pt" style:font-size-asian="12pt" style:font-size-complex="12pt"/>
    </style:style>
    <style:style style:name="P33" style:family="paragraph" style:parent-style-name="Standard" style:list-style-name="L38">
      <style:text-properties style:use-window-font-color="true" style:font-name="Times New Roman" fo:font-size="12pt" style:font-size-asian="12pt" style:font-size-complex="12pt"/>
    </style:style>
    <style:style style:name="P34" style:family="paragraph" style:parent-style-name="Standard" style:list-style-name="L39">
      <style:text-properties style:use-window-font-color="true" style:font-name="Times New Roman" fo:font-size="12pt" style:font-size-asian="12pt" style:font-size-complex="12pt"/>
    </style:style>
    <style:style style:name="P35" style:family="paragraph" style:parent-style-name="Standard" style:list-style-name="L40">
      <style:text-properties style:use-window-font-color="true" style:font-name="Times New Roman" fo:font-size="12pt" style:font-size-asian="12pt" style:font-size-complex="12pt"/>
    </style:style>
    <style:style style:name="P36" style:family="paragraph" style:parent-style-name="Standard" style:list-style-name="L41">
      <style:text-properties style:use-window-font-color="true" style:font-name="Times New Roman" fo:font-size="12pt" style:font-size-asian="12pt" style:font-size-complex="12pt"/>
    </style:style>
    <style:style style:name="P37" style:family="paragraph" style:parent-style-name="Standard" style:list-style-name="L42">
      <style:text-properties style:use-window-font-color="true" style:font-name="Times New Roman" fo:font-size="12pt" style:font-size-asian="12pt" style:font-size-complex="12pt"/>
    </style:style>
    <style:style style:name="P38" style:family="paragraph" style:parent-style-name="Standard" style:list-style-name="L43">
      <style:text-properties style:use-window-font-color="true" style:font-name="Times New Roman" fo:font-size="12pt" style:font-size-asian="12pt" style:font-size-complex="12pt"/>
    </style:style>
    <style:style style:name="P39" style:family="paragraph" style:parent-style-name="Standard" style:list-style-name="L44">
      <style:text-properties style:use-window-font-color="true" style:font-name="Times New Roman" fo:font-size="12pt" style:font-size-asian="12pt" style:font-size-complex="12pt"/>
    </style:style>
    <style:style style:name="P40" style:family="paragraph" style:parent-style-name="Standard" style:list-style-name="L45">
      <style:text-properties style:use-window-font-color="true" style:font-name="Times New Roman" fo:font-size="12pt" style:font-size-asian="12pt" style:font-size-complex="12pt"/>
    </style:style>
    <style:style style:name="P41" style:family="paragraph" style:parent-style-name="Standard" style:list-style-name="L46">
      <style:text-properties style:use-window-font-color="true" style:font-name="Times New Roman" fo:font-size="12pt" style:font-size-asian="12pt" style:font-size-complex="12pt"/>
    </style:style>
    <style:style style:name="P42" style:family="paragraph" style:parent-style-name="Standard" style:list-style-name="L47">
      <style:text-properties style:use-window-font-color="true" style:font-name="Times New Roman" fo:font-size="12pt" style:font-size-asian="12pt" style:font-size-complex="12pt"/>
    </style:style>
    <style:style style:name="P43" style:family="paragraph" style:parent-style-name="Standard" style:list-style-name="L48">
      <style:text-properties style:use-window-font-color="true" style:font-name="Times New Roman" fo:font-size="12pt" style:font-size-asian="12pt" style:font-size-complex="12pt"/>
    </style:style>
    <style:style style:name="P44" style:family="paragraph" style:parent-style-name="Standard" style:list-style-name="L31">
      <style:text-properties style:use-window-font-color="true" style:font-name="Times New Roman" fo:font-size="12pt" fo:font-weight="bold" style:font-size-asian="12pt" style:font-weight-asian="bold" style:font-size-complex="12pt" style:font-weight-complex="bold"/>
    </style:style>
    <style:style style:name="P45" style:family="paragraph" style:parent-style-name="Standard" style:list-style-name="L36">
      <style:text-properties style:use-window-font-color="true" style:font-name="Times New Roman" fo:font-size="12pt" fo:font-weight="bold" style:font-size-asian="12pt" style:font-weight-asian="bold" style:font-size-complex="12pt" style:font-weight-complex="bold"/>
    </style:style>
    <style:style style:name="P46" style:family="paragraph" style:parent-style-name="Standard" style:list-style-name="L42">
      <style:text-properties style:use-window-font-color="true" style:font-name="Times New Roman" fo:font-size="12pt" fo:font-weight="normal" style:font-size-asian="12pt" style:font-weight-asian="normal" style:font-size-complex="12pt" style:font-weight-complex="normal"/>
    </style:style>
    <style:style style:name="P47" style:family="paragraph" style:parent-style-name="Standard">
      <style:text-properties style:font-name="Times New Roman"/>
    </style:style>
    <style:style style:name="P48" style:family="paragraph" style:parent-style-name="Standard" style:list-style-name="L6">
      <style:text-properties style:font-name="Times New Roman"/>
    </style:style>
    <style:style style:name="P49" style:family="paragraph" style:parent-style-name="Standard" style:list-style-name="L5">
      <style:text-properties style:font-name="Times New Roman"/>
    </style:style>
    <style:style style:name="P50" style:family="paragraph" style:parent-style-name="Standard" style:list-style-name="L25">
      <style:text-properties style:font-name="Times New Roman"/>
    </style:style>
    <style:style style:name="P51" style:family="paragraph" style:parent-style-name="Standard" style:list-style-name="L34"/>
    <style:style style:name="P52" style:family="paragraph" style:parent-style-name="Standard" style:list-style-name="L38"/>
    <style:style style:name="P53" style:family="paragraph" style:parent-style-name="Standard" style:list-style-name="L44"/>
    <style:style style:name="P54" style:family="paragraph" style:parent-style-name="Standard" style:list-style-name="L46"/>
    <style:style style:name="P55" style:family="paragraph" style:parent-style-name="Standard">
      <style:paragraph-properties fo:break-before="page"/>
      <style:text-properties style:use-window-font-color="true" style:font-name="Times New Roman" fo:font-size="16pt" style:font-size-asian="16pt" style:font-size-complex="16pt"/>
    </style:style>
    <style:style style:name="P56" style:family="paragraph" style:parent-style-name="Standard">
      <style:paragraph-properties fo:break-before="page"/>
      <style:text-properties style:use-window-font-color="true" style:font-name="Times New Roman" fo:font-size="12pt" style:font-size-asian="12pt" style:font-size-complex="12pt"/>
    </style:style>
    <style:style style:name="T1"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font-size="14pt" fo:letter-spacing="normal" fo:font-style="normal" fo:font-weight="normal" style:font-size-asian="14pt" style:font-size-complex="14pt"/>
    </style:style>
    <style:style style:name="T3"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use-window-font-color="true" fo:font-size="12pt" fo:font-weight="bold" style:font-size-asian="12pt" style:font-weight-asian="bold" style:font-size-complex="12pt" style:font-weight-complex="bold"/>
    </style:style>
    <style:style style:name="T12" style:family="text">
      <style:text-properties style:use-window-font-color="true" fo:font-size="12pt" style:font-size-asian="12pt" style:font-size-complex="12pt"/>
    </style:style>
    <style:style style:name="T13" style:family="text">
      <style:text-properties style:use-window-font-color="true" fo:font-size="12pt" fo:font-weight="normal" style:font-size-asian="12pt" style:font-weight-asian="normal" style:font-size-complex="12pt" style:font-weight-complex="normal"/>
    </style:style>
    <style:style style:name="T14" style:family="text">
      <style:text-properties style:use-window-font-color="true" style:font-name="Times New Roman" fo:font-size="12pt" fo:font-weight="normal" style:font-size-asian="12pt" style:font-weight-asian="normal" style:font-size-complex="12pt" style:font-weight-complex="normal"/>
    </style:style>
    <style:style style:name="T15" style:family="text">
      <style:text-properties style:use-window-font-color="true" style:font-name="Times New Roman" fo:font-size="12pt" fo:font-weight="bold" style:font-size-asian="12pt" style:font-weight-asian="bold" style:font-size-complex="12pt" style:font-weight-complex="bold"/>
    </style:style>
    <style:style style:name="T16" style:family="text">
      <style:text-properties style:use-window-font-color="true" style:font-name="Times New Roman" fo:font-size="12pt" style:font-size-asian="12pt" style:font-size-complex="12pt"/>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K.configure ( options )</text:span> </text:p>
      <text:p text:style-name="P3"/>
      <text:p text:style-name="P4">This function optionally sets the Knecht client's internal variables and returns their current value.</text:p>
      <text:p text:style-name="P4"/>
      <text:p text:style-name="P4">Parameters:</text:p>
      <text:list xml:id="list7359136630851120194" text:style-name="L6">
        <text:list-item>
          <text:p text:style-name="P48"><text:span text:style-name="T12">(optional) </text:span><text:span text:style-name="T11">options</text:span><text:span text:style-name="T12"> : object</text:span></text:p>
        </text:list-item>
      </text:list>
      <text:p text:style-name="P4"/>
      <text:p text:style-name="P4">The <text:span text:style-name="T10">options</text:span> parameter is an object with the following properties:</text:p>
      <text:list xml:id="list987145849901701552" text:style-name="L5">
        <text:list-item>
          <text:p text:style-name="P49"><text:span text:style-name="T13">(optional)</text:span><text:span text:style-name="T11"> .server</text:span><text:span text:style-name="T12"> : string</text:span></text:p>
        </text:list-item>
        <text:list-item>
          <text:p text:style-name="P49"><text:span text:style-name="T13">(optional) </text:span><text:span text:style-name="T11">.application</text:span><text:span text:style-name="T12"> : string</text:span></text:p>
        </text:list-item>
        <text:list-item>
          <text:p text:style-name="P49"><text:span text:style-name="T13">(optional) </text:span><text:span text:style-name="T11">.username</text:span><text:span text:style-name="T12"> : string</text:span></text:p>
        </text:list-item>
        <text:list-item>
          <text:p text:style-name="P49"><text:span text:style-name="T13">(optional) </text:span><text:span text:style-name="T11">.password</text:span><text:span text:style-name="T12"> : string</text:span></text:p>
        </text:list-item>
        <text:list-item>
          <text:p text:style-name="P49"><text:span text:style-name="T13">(optional) </text:span><text:span text:style-name="T11">.session</text:span><text:span text:style-name="T12"> : string</text:span></text:p>
        </text:list-item>
        <text:list-item>
          <text:p text:style-name="P49"><text:span text:style-name="T13">(optional) </text:span><text:span text:style-name="T11">.group_name</text:span><text:span text:style-name="T12"> : string</text:span></text:p>
        </text:list-item>
        <text:list-item>
          <text:p text:style-name="P49"><text:span text:style-name="T13">(optional) </text:span><text:span text:style-name="T11">.error</text:span><text:span text:style-name="T12"> : function</text:span></text:p>
        </text:list-item>
      </text:list>
      <text:p text:style-name="P4"/>
      <text:p text:style-name="P1"><text:span text:style-name="T17"><text:tab/>The </text:span><text:span text:style-name="T18">.server </text:span><text:span text:style-name="T19">property is the full address of the Knecht server the client is to connect to. It includes the protocol, port number, and trailing slash.</text:span></text:p>
      <text:p text:style-name="P4"><text:span text:style-name="T9"/></text:p>
      <text:p text:style-name="P4"><text:span text:style-name="T9"><text:tab/>The </text:span><text:span text:style-name="T10">.application </text:span><text:span text:style-name="T9">property is the internal name of the calling application. Applications using the same name store data in the same namespace on the Knecht server.</text:span></text:p>
      <text:p text:style-name="P4"><text:span text:style-name="T9"/></text:p>
      <text:p text:style-name="P4"><text:span text:style-name="T9"><text:tab/>The </text:span><text:span text:style-name="T10">.username </text:span><text:span text:style-name="T9">property is the name of the Knecht account active on the client.</text:span></text:p>
      <text:p text:style-name="P4"><text:span text:style-name="T9"/></text:p>
      <text:p text:style-name="P4"><text:span text:style-name="T9"><text:tab/>The </text:span><text:span text:style-name="T10">.password </text:span><text:span text:style-name="T9">property is the password of the Knecht account active on the client.</text:span></text:p>
      <text:p text:style-name="P4"><text:span text:style-name="T9"/></text:p>
      <text:p text:style-name="P4"><text:span text:style-name="T9"><text:tab/>The </text:span><text:span text:style-name="T10">.session </text:span><text:span text:style-name="T9">property is the session id of the Knecht account active on the client.</text:span></text:p>
      <text:p text:style-name="P4"><text:span text:style-name="T9"/></text:p>
      <text:p text:style-name="P4"><text:span text:style-name="T9"><text:tab/>The </text:span><text:span text:style-name="T10">.group_name</text:span><text:span text:style-name="T9"> property is the name of the Knecht group the client is to connect to.</text:span></text:p>
      <text:p text:style-name="P4"><text:span text:style-name="T9"/></text:p>
      <text:p text:style-name="P4"><text:span text:style-name="T9"><text:tab/>The </text:span><text:span text:style-name="T10">.error</text:span><text:span text:style-name="T9"> property is the callback function for when the server responds to a request with an error message. Three arguments are passed to the callback on error:</text:span></text:p>
      <text:list xml:id="list3433363990995531608" text:style-name="L7">
        <text:list-item>
          <text:p text:style-name="P5"><text:span text:style-name="T10">function_name</text:span><text:span text:style-name="T9"> : string</text:span></text:p>
        </text:list-item>
        <text:list-item>
          <text:p text:style-name="P5"><text:span text:style-name="T10">error</text:span><text:span text:style-name="T9"> : string</text:span></text:p>
        </text:list-item>
        <text:list-item>
          <text:p text:style-name="P5"><text:span text:style-name="T10">timestamp</text:span><text:span text:style-name="T9"> : number</text:span></text:p>
        </text:list-item>
      </text:list>
      <text:p text:style-name="P4"><text:span text:style-name="T9"/></text:p>
      <text:p text:style-name="P4"><text:span text:style-name="T9"><text:tab/><text:tab/>The </text:span><text:span text:style-name="T10">function_name</text:span><text:span text:style-name="T9"> argument is the name of the Knecht client function that received the error response.</text:span></text:p>
      <text:p text:style-name="P4"><text:span text:style-name="T9"/></text:p>
      <text:p text:style-name="P4"><text:span text:style-name="T9"><text:tab/><text:tab/>The </text:span><text:span text:style-name="T10">error</text:span><text:span text:style-name="T9"> argument is the description provided by the server of what error occurred.</text:span></text:p>
      <text:p text:style-name="P4"><text:span text:style-name="T9"/></text:p>
      <text:p text:style-name="Standard"><text:span text:style-name="T14"><text:tab/><text:tab/>The </text:span><text:span text:style-name="T15">timestamp</text:span><text:span text:style-name="T14"> argument is the time the response was received, in Unix time.</text:span></text:p>
      <text:p text:style-name="Standard"><text:span text:style-name="Strong_20_Emphasis"><text:span text:style-name="T1"/></text:span></text:p>
      <text:p text:style-name="P4"><text:span text:style-name="T9">Usage:</text:span></text:p>
      <text:p text:style-name="P1"><text:span text:style-name="T19"><text:tab/>The default values of the variables set by this function are “</text:span><text:a xlink:type="simple" xlink:href="http://localhost:8080/"><text:span text:style-name="T19">http://localhost:8080/</text:span></text:a><text:span text:style-name="T19">” for </text:span><text:span text:style-name="T18">.server</text:span><text:span text:style-name="T19">, null for </text:span><text:span text:style-name="T18">.error</text:span><text:span text:style-name="T19">, and the empty string for all others. The values for </text:span><text:span text:style-name="T18">username</text:span><text:span text:style-name="T19">, </text:span><text:span text:style-name="T18">password</text:span><text:span text:style-name="T19">, </text:span><text:span text:style-name="T18">session</text:span><text:span text:style-name="T19">, and </text:span><text:span text:style-name="T18">group_name</text:span><text:span text:style-name="T19"> may be set by other Knecht client functions without explicit calls to </text:span><text:span text:style-name="T18">K.configure</text:span><text:span text:style-name="T19">().</text:span></text:p>
      <text:p text:style-name="P4"><text:span text:style-name="T9"/></text:p>
      <text:p text:style-name="P4"><text:soft-page-break/><text:span text:style-name="T9">Return Value:</text:span></text:p>
      <text:p text:style-name="P4"><text:span text:style-name="T9"><text:tab/>K.configure returns an object containing each of the optional members that can be included in the options parameter. Each of these members contains the current value of the associated internal variable of the Knecht client.</text:span></text:p>
      <text:p text:style-name="P2"><text:span text:style-name="T3"/></text:p>
      <text:p text:style-name="P55"><text:span text:style-name="T3">K.getUsers ( constraints, callback )</text:span></text:p>
      <text:p text:style-name="P2"><text:span text:style-name="T3"/></text:p>
      <text:p text:style-name="P4">This function requests a list of registered accounts that fit a set of constraints.</text:p>
      <text:p text:style-name="P4"/>
      <text:p text:style-name="P4">Parameters:</text:p>
      <text:list xml:id="list2305076570674270061" text:style-name="L8">
        <text:list-item>
          <text:p text:style-name="P6">(optional) <text:span text:style-name="T10">constraints</text:span> : object</text:p>
        </text:list-item>
        <text:list-item>
          <text:p text:style-name="P6"><text:span text:style-name="T10">callback</text:span> : function</text:p>
        </text:list-item>
      </text:list>
      <text:p text:style-name="P2"/>
      <text:p text:style-name="P4">The <text:span text:style-name="T10">constraints</text:span> parameter is an object with the following properties:</text:p>
      <text:list xml:id="list21308584" text:continue-list="list987145849901701552" text:style-name="L5">
        <text:list-item>
          <text:p text:style-name="P49"><text:span text:style-name="T13">(optional)</text:span><text:span text:style-name="T11"> .username</text:span><text:span text:style-name="T12"> : string</text:span></text:p>
        </text:list-item>
        <text:list-item>
          <text:p text:style-name="P49"><text:span text:style-name="T13">(optional) </text:span><text:span text:style-name="T11">.group_name</text:span><text:span text:style-name="T12"> : string</text:span></text:p>
        </text:list-item>
        <text:list-item>
          <text:p text:style-name="P49"><text:span text:style-name="T13">(optional) </text:span><text:span text:style-name="T11">.online</text:span><text:span text:style-name="T12"> : boolean</text:span></text:p>
        </text:list-item>
      </text:list>
      <text:p text:style-name="P47"><text:span text:style-name="T12"/></text:p>
      <text:p text:style-name="P4"><text:span text:style-name="T9"><text:tab/>The </text:span><text:span text:style-name="T10">.username </text:span><text:span text:style-name="T9">property, if present, requires an account's username to exactly match this string for it to be included in the retrieved list.</text:span></text:p>
      <text:p text:style-name="P4"><text:span text:style-name="T9"/></text:p>
      <text:p text:style-name="P4"><text:span text:style-name="T9"><text:tab/>The </text:span><text:span text:style-name="T10">.group_name </text:span><text:span text:style-name="T9">property, if present, requires an account to be a member of the named group for it to be included in the retrieved list. Only groups using the same application as the client will be considered.</text:span></text:p>
      <text:p text:style-name="P4"><text:span text:style-name="T9"/></text:p>
      <text:p text:style-name="P4"><text:span text:style-name="T9"><text:tab/>The </text:span><text:span text:style-name="T10">.online </text:span><text:span text:style-name="T9">property, if present, requires an account to have an unexpired session for it to be included in the retrieved list.</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no constraints are specified, then this function will retrieve a list of all registered users.</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1083520927988963012" text:style-name="L9">
        <text:list-item>
          <text:p text:style-name="P7"><text:span text:style-name="T10">.timestamp</text:span><text:span text:style-name="T9"> : number</text:span></text:p>
        </text:list-item>
        <text:list-item>
          <text:p text:style-name="P7"><text:span text:style-name="T10">.error</text:span><text:span text:style-name="T9"> : string</text:span></text:p>
        </text:list-item>
        <text:list-item>
          <text:p text:style-name="P7"><text:span text:style-name="T10">.users</text:span><text:span text:style-name="T9"> : array of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text:s/>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users</text:span></text:span><text:span text:style-name="Strong_20_Emphasis"><text:span text:style-name="T4"> member is the array of users returned. It is undefined if an error occurred processing the request.</text:span></text:span></text:p>
      <text:p text:style-name="P2"><text:span text:style-name="T3"/></text:p>
      <text:p text:style-name="P55"><text:span text:style-name="T3">K.register ( username, password, timeout, callback )</text:span></text:p>
      <text:p text:style-name="P2"><text:span text:style-name="T3"/></text:p>
      <text:p text:style-name="P4">This function registers a new user account if it does not already exist and logs into it.</text:p>
      <text:p text:style-name="P4"/>
      <text:p text:style-name="P4">Parameters:</text:p>
      <text:list xml:id="list5972721472703908495" text:style-name="L12">
        <text:list-item>
          <text:p text:style-name="P9"><text:span text:style-name="T10">username</text:span> : string</text:p>
        </text:list-item>
        <text:list-item>
          <text:p text:style-name="P9"><text:span text:style-name="T10">password</text:span> : string</text:p>
        </text:list-item>
        <text:list-item>
          <text:p text:style-name="P9">(optional) <text:span text:style-name="T10">timeout</text:span> : number</text:p>
        </text:list-item>
        <text:list-item>
          <text:p text:style-name="P9"><text:span text:style-name="T10">callback</text:span> : function</text:p>
        </text:list-item>
      </text:list>
      <text:p text:style-name="P2"/>
      <text:p text:style-name="P4">The <text:span text:style-name="T10">username</text:span><text:span text:style-name="T9"> parameter is the name the new account will be given. A Duplicate User error will occur if this name is already in use, and no account will be registered.</text:span></text:p>
      <text:p text:style-name="P4"><text:span text:style-name="T9"/></text:p>
      <text:p text:style-name="P4"><text:span text:style-name="T9">The </text:span><text:span text:style-name="T10">password</text:span><text:span text:style-name="T9"> parameter is the password that will be used to log into the new account.</text:span></text:p>
      <text:p text:style-name="P4"><text:span text:style-name="T9"/></text:p>
      <text:p text:style-name="P4"><text:span text:style-name="T9">The </text:span><text:span text:style-name="T10">timeout</text:span><text:span text:style-name="T9"> parameter is the number of minutes the login session will remain valid without user activity. If no timeout argument is provided, the default value is 15 minutes.</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automatically logs the user into the newly created account if successful, without invalidating any previous login session. The user is advised to either call </text:span><text:span text:style-name="T10">K.logout()</text:span><text:span text:style-name="T9"> before registering a new account while logged into an old one, or to save the username, password, and session values from </text:span><text:span text:style-name="T10">K.configure()</text:span><text:span text:style-name="T9"> if they wish to be able to switch between the two sessions. This function changes the values of the username and password variables, and the session variable if successful.</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1916474197740742926" text:style-name="L11">
        <text:list-item>
          <text:p text:style-name="P8"><text:span text:style-name="T10">.timestamp</text:span><text:span text:style-name="T9"> : number</text:span></text:p>
        </text:list-item>
        <text:list-item>
          <text:p text:style-name="P8"><text:span text:style-name="T10">.error</text:span><text:span text:style-name="T9"> : string</text:span></text:p>
        </text:list-item>
        <text:list-item>
          <text:p text:style-name="P8"><text:span text:style-name="T10">.session</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session</text:span></text:span><text:span text:style-name="Strong_20_Emphasis"><text:span text:style-name="T4"> member is a randomized string generated by the server to identify this login session.</text:span></text:span></text:p>
      <text:p text:style-name="P2"><text:span text:style-name="Strong_20_Emphasis"><text:span text:style-name="T6"/></text:span></text:p>
      <text:p text:style-name="P55"><text:span text:style-name="T3">K.unregister ( callback )</text:span></text:p>
      <text:p text:style-name="P2"><text:span text:style-name="T3"/></text:p>
      <text:p text:style-name="P4">This function deletes the logged in user account and any associated data from the server.</text:p>
      <text:p text:style-name="P4"/>
      <text:p text:style-name="P4">Parameters:</text:p>
      <text:list xml:id="list1549503460006379121" text:style-name="L15">
        <text:list-item>
          <text:p text:style-name="P12"><text:span text:style-name="T10">callback</text:span> : function</text:p>
        </text:list-item>
      </text:list>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will permanently delete all of the currently logged in user account's personal data stored on the Knecht server, along will all of their group memberships and permissions. This function changes the values of the username, password, and session variables.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3108068000789325718" text:style-name="L14">
        <text:list-item>
          <text:p text:style-name="P11"><text:span text:style-name="T10">.timestamp</text:span><text:span text:style-name="T9"> : number</text:span></text:p>
        </text:list-item>
        <text:list-item>
          <text:p text:style-name="P11"><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2"><text:span text:style-name="Strong_20_Emphasis"><text:span text:style-name="T6"/></text:span></text:p>
      <text:p text:style-name="P55"><text:span text:style-name="T3">K.login ( username, password, timeout, callback )</text:span></text:p>
      <text:p text:style-name="P2"><text:span text:style-name="T3"/></text:p>
      <text:p text:style-name="P4">This function generates a new login session for an existing user account.</text:p>
      <text:p text:style-name="P4"/>
      <text:p text:style-name="P4">Parameters:</text:p>
      <text:list xml:id="list21335809" text:continue-list="list5972721472703908495" text:style-name="L12">
        <text:list-item>
          <text:p text:style-name="P9"><text:span text:style-name="T10">username</text:span> : string</text:p>
        </text:list-item>
        <text:list-item>
          <text:p text:style-name="P9"><text:span text:style-name="T10">password</text:span> : string</text:p>
        </text:list-item>
        <text:list-item>
          <text:p text:style-name="P9">(optional) <text:span text:style-name="T10">timeout</text:span> : number</text:p>
        </text:list-item>
        <text:list-item>
          <text:p text:style-name="P9"><text:span text:style-name="T10">callback</text:span> : function</text:p>
        </text:list-item>
      </text:list>
      <text:p text:style-name="P2"/>
      <text:p text:style-name="P4">The <text:span text:style-name="T10">username</text:span><text:span text:style-name="T9"> parameter is the name of the account to be logged into. A User Not Found error will occur if no such account is registered.</text:span></text:p>
      <text:p text:style-name="P4"><text:span text:style-name="T9"/></text:p>
      <text:p text:style-name="P4"><text:span text:style-name="T9">The </text:span><text:span text:style-name="T10">password</text:span><text:span text:style-name="T9"> parameter is the password that will be used to log into the account. An Invalid Password error will occur if it does not match the one registered for that account.</text:span></text:p>
      <text:p text:style-name="P4"><text:span text:style-name="T9"/></text:p>
      <text:p text:style-name="P4"><text:span text:style-name="T9">The </text:span><text:span text:style-name="T10">timeout</text:span><text:span text:style-name="T9"> parameter is the number of minutes the login session will remain valid without user activity. If no timeout argument is provided, the default value is 15 minutes.</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automatically logs the user into the account if successful, without invalidating any previous login session for other users active on the client. The user is advised to either call </text:span><text:span text:style-name="T10">K.logout()</text:span><text:span text:style-name="T9"> before logging into a new account while logged into an old one, or to save the username, password, and session values from </text:span><text:span text:style-name="T10">K.configure()</text:span><text:span text:style-name="T9"> if they wish to be able to switch between the two sessions. An account may only have one active login session at a time, which will be overwritten if this function is successful. This function changes the values of the username and password variables, and the session variable if successful.</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3630560918475895909" text:style-name="L13">
        <text:list-item>
          <text:p text:style-name="P10"><text:span text:style-name="T10">.timestamp</text:span><text:span text:style-name="T9"> : number</text:span></text:p>
        </text:list-item>
        <text:list-item>
          <text:p text:style-name="P10"><text:span text:style-name="T10">.error</text:span><text:span text:style-name="T9"> : string</text:span></text:p>
        </text:list-item>
        <text:list-item>
          <text:p text:style-name="P10"><text:span text:style-name="T10">.session</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session</text:span></text:span><text:span text:style-name="Strong_20_Emphasis"><text:span text:style-name="T4"> member is a randomized string generated by the server to identify this login session.</text:span></text:span></text:p>
      <text:p text:style-name="P2"><text:span text:style-name="Strong_20_Emphasis"><text:span text:style-name="T6"/></text:span></text:p>
      <text:p text:style-name="P55"><text:span text:style-name="T3">K.logout ( callback )</text:span></text:p>
      <text:p text:style-name="P2"><text:span text:style-name="T3"/></text:p>
      <text:p text:style-name="P4">This function invalidates the login session currently active on the client.</text:p>
      <text:p text:style-name="P4"/>
      <text:p text:style-name="P4">Parameters:</text:p>
      <text:list xml:id="list21327894" text:continue-list="list1549503460006379121" text:style-name="L15">
        <text:list-item>
          <text:p text:style-name="P12"><text:span text:style-name="T10">callback</text:span> : function</text:p>
        </text:list-item>
      </text:list>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changes the values of the username, password, and session variables.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2546212664621881305" text:style-name="L16">
        <text:list-item>
          <text:p text:style-name="P13"><text:span text:style-name="T10">.timestamp</text:span><text:span text:style-name="T9"> : number</text:span></text:p>
        </text:list-item>
        <text:list-item>
          <text:p text:style-name="P13"><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2"><text:span text:style-name="T3">K.changePassword ( password, callback )</text:span></text:p>
      <text:p text:style-name="P2"><text:span text:style-name="T3"/></text:p>
      <text:p text:style-name="P4">This function changes the password of the currently logged in account.</text:p>
      <text:p text:style-name="P4"/>
      <text:p text:style-name="P4">Parameters:</text:p>
      <text:list xml:id="list4713719127741980208" text:style-name="L18">
        <text:list-item>
          <text:p text:style-name="P15"><text:span text:style-name="T10">password</text:span> : string</text:p>
        </text:list-item>
        <text:list-item>
          <text:p text:style-name="P15"><text:span text:style-name="T10">callback</text:span> : function</text:p>
        </text:list-item>
      </text:list>
      <text:p text:style-name="P4"><text:span text:style-name="T9"/></text:p>
      <text:p text:style-name="P4"><text:span text:style-name="T9">The </text:span><text:span text:style-name="T10">password</text:span><text:span text:style-name="T9"> parameter is the new password that will be used to log into the account.</text:span></text:p>
      <text:p text:style-name="P4"><text:span text:style-name="T9"/></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changes the values of the password variable if successful.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3450688034703577368" text:style-name="L17">
        <text:list-item>
          <text:p text:style-name="P14"><text:span text:style-name="T10">.timestamp</text:span><text:span text:style-name="T9"> : number</text:span></text:p>
        </text:list-item>
        <text:list-item>
          <text:p text:style-name="P14"><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text:span></text:span><text:soft-page-break/><text:span text:style-name="Strong_20_Emphasis"><text:span text:style-name="T4">undefined if no error occurred<text:line-break/></text:span></text:span></text:p>
      <text:p text:style-name="P56"><text:span text:style-name="T3">K.putData ( field, data, callback )</text:span></text:p>
      <text:p text:style-name="P2"><text:span text:style-name="T3"/></text:p>
      <text:p text:style-name="P4">This function stores user personal data on the Knecht server.</text:p>
      <text:p text:style-name="P4"/>
      <text:p text:style-name="P4">Parameters:</text:p>
      <text:list xml:id="list5231558040315490431" text:style-name="L20">
        <text:list-item>
          <text:p text:style-name="P17"><text:span text:style-name="T10">field</text:span> : string or array of string</text:p>
        </text:list-item>
        <text:list-item>
          <text:p text:style-name="P17"><text:span text:style-name="T10">data</text:span>: any</text:p>
        </text:list-item>
        <text:list-item>
          <text:p text:style-name="P17"><text:span text:style-name="T10">callback</text:span> : function</text:p>
        </text:list-item>
      </text:list>
      <text:p text:style-name="P4"><text:span text:style-name="T9"/></text:p>
      <text:p text:style-name="P4"><text:span text:style-name="T9">The </text:span><text:span text:style-name="T10">field</text:span><text:span text:style-name="T9"> parameter contains the name(s) of the data fields that are to be updated.</text:span></text:p>
      <text:p text:style-name="P4"><text:span text:style-name="T9"/></text:p>
      <text:p text:style-name="P4"><text:span text:style-name="T9">The </text:span><text:span text:style-name="T10">data</text:span><text:span text:style-name="T9"> parameter contains the value(s) of the data fields that are to be updated. If the </text:span><text:span text:style-name="T7">field </text:span><text:span text:style-name="T8">parameter is an array, then the data must be in the form of an array of the same length.</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a specified data field does not yet exist, it will be created on the server. If it already exists, its value will be changed. Data fields are account- and application-specific.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4132109080019129361" text:style-name="L19">
        <text:list-item>
          <text:p text:style-name="P16"><text:span text:style-name="T10">.timestamp</text:span><text:span text:style-name="T9"> : number</text:span></text:p>
        </text:list-item>
        <text:list-item>
          <text:p text:style-name="P16"><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2"><text:span text:style-name="Strong_20_Emphasis"><text:span text:style-name="T6"/></text:span></text:p>
      <text:p text:style-name="P55"><text:span text:style-name="T3">K.getData ( field, callback )</text:span></text:p>
      <text:p text:style-name="P2"><text:span text:style-name="T3"/></text:p>
      <text:p text:style-name="P4">This function retrieves user personal data from the Knecht server.</text:p>
      <text:p text:style-name="P4"/>
      <text:p text:style-name="P4">Parameters:</text:p>
      <text:list xml:id="list1110183280277188892" text:style-name="L22">
        <text:list-item>
          <text:p text:style-name="P19"><text:span text:style-name="T10">field</text:span> : string or array of string</text:p>
        </text:list-item>
        <text:list-item>
          <text:p text:style-name="P19"><text:span text:style-name="T10">callback</text:span> : function</text:p>
        </text:list-item>
      </text:list>
      <text:p text:style-name="P4"><text:span text:style-name="T9"/></text:p>
      <text:p text:style-name="P4"><text:span text:style-name="T9">The </text:span><text:span text:style-name="T10">field</text:span><text:span text:style-name="T9"> parameter contains the name(s) of the data fields requested.</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a specified data field does not exist for the current user and application, its value will be retrieved as undefined. Data fields are account- and application-specific.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6047616217748690409" text:style-name="L21">
        <text:list-item>
          <text:p text:style-name="P18"><text:span text:style-name="T10">.timestamp</text:span><text:span text:style-name="T9"> : number</text:span></text:p>
        </text:list-item>
        <text:list-item>
          <text:p text:style-name="P18"><text:span text:style-name="T10">.error</text:span><text:span text:style-name="T9"> : string</text:span></text:p>
        </text:list-item>
        <text:list-item>
          <text:p text:style-name="P18"><text:span text:style-name="T10">.data</text:span><text:span text:style-name="T9"> : object</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data</text:span></text:span><text:span text:style-name="Strong_20_Emphasis"><text:span text:style-name="T4"> member is an object whose members are the fields that were requested. Their values are the values of those fields as stored on the Knecht server. This member is only present if no error occurred.</text:span></text:span></text:p>
      <text:p text:style-name="P2"><text:span text:style-name="Strong_20_Emphasis"><text:span text:style-name="T6"/></text:span></text:p>
      <text:p text:style-name="P55"><text:span text:style-name="T3">K.deleteData ( field, callback )</text:span></text:p>
      <text:p text:style-name="P2"><text:span text:style-name="T3"/></text:p>
      <text:p text:style-name="P4">This function removes user personal data from the Knecht server.</text:p>
      <text:p text:style-name="P4"/>
      <text:p text:style-name="P4">Parameters:</text:p>
      <text:list xml:id="list5680600238478334333" text:style-name="L24">
        <text:list-item>
          <text:p text:style-name="P21"><text:span text:style-name="T10">field</text:span> : string or array of string</text:p>
        </text:list-item>
        <text:list-item>
          <text:p text:style-name="P21"><text:span text:style-name="T10">callback</text:span> : function</text:p>
        </text:list-item>
      </text:list>
      <text:p text:style-name="P4"><text:span text:style-name="T9"/></text:p>
      <text:p text:style-name="P4"><text:span text:style-name="T9">The </text:span><text:span text:style-name="T10">field</text:span><text:span text:style-name="T9"> parameter contains the name(s) of the data fields to be deleted.</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a specified data field does not exist for the current user and application, it is simply ignored. Data fields are account- and application-specific.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6629716392257666411" text:style-name="L23">
        <text:list-item>
          <text:p text:style-name="P20"><text:span text:style-name="T10">.timestamp</text:span><text:span text:style-name="T9"> : number</text:span></text:p>
        </text:list-item>
        <text:list-item>
          <text:p text:style-name="P20"><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getGroups ( constraints, callback )</text:span></text:p>
      <text:p text:style-name="P2"><text:span text:style-name="T3"/></text:p>
      <text:p text:style-name="P4">This function requests a list of registered groups that fit a set of constraints.</text:p>
      <text:p text:style-name="P4"/>
      <text:p text:style-name="P4">Parameters:</text:p>
      <text:list xml:id="list21335884" text:continue-list="list2305076570674270061" text:style-name="L8">
        <text:list-item>
          <text:p text:style-name="P6">(optional) <text:span text:style-name="T10">constraints</text:span> : object</text:p>
        </text:list-item>
        <text:list-item>
          <text:p text:style-name="P6"><text:span text:style-name="T10">callback</text:span> : function</text:p>
        </text:list-item>
      </text:list>
      <text:p text:style-name="P2"/>
      <text:p text:style-name="P4">The <text:span text:style-name="T10">constraints</text:span> parameter is an object with the following properties:</text:p>
      <text:list xml:id="list4802635462122691870" text:style-name="L25">
        <text:list-item>
          <text:p text:style-name="P50"><text:span text:style-name="T13">(optional)</text:span><text:span text:style-name="T11"> .username</text:span><text:span text:style-name="T12"> : string</text:span></text:p>
        </text:list-item>
        <text:list-item>
          <text:p text:style-name="P50"><text:span text:style-name="T12">(optional) </text:span><text:span text:style-name="T11">.host</text:span><text:span text:style-name="T12"> : string</text:span></text:p>
        </text:list-item>
        <text:list-item>
          <text:p text:style-name="P50"><text:span text:style-name="T13">(optional) </text:span><text:span text:style-name="T11">.group_name</text:span><text:span text:style-name="T12"> : string</text:span></text:p>
        </text:list-item>
        <text:list-item>
          <text:p text:style-name="P50"><text:span text:style-name="T13">(optional) </text:span><text:span text:style-name="T11">.application</text:span><text:span text:style-name="T12"> : string</text:span></text:p>
        </text:list-item>
      </text:list>
      <text:p text:style-name="P47"><text:span text:style-name="T12"/></text:p>
      <text:p text:style-name="P4"><text:span text:style-name="T9"><text:tab/>The </text:span><text:span text:style-name="T10">.username </text:span><text:span text:style-name="T9">property, if present, requires that a group have the named acount as a member <text:s/>for it to be included in the retrieved list.</text:span></text:p>
      <text:p text:style-name="P4"><text:span text:style-name="T9"/></text:p>
      <text:p text:style-name="P4"><text:span text:style-name="T9"><text:tab/>The </text:span><text:span text:style-name="T10">.host </text:span><text:span text:style-name="T9">property, if present, requires that a group have the named acount as its host for it to be included in the retrieved list.</text:span></text:p>
      <text:p text:style-name="P4"><text:span text:style-name="T9"/></text:p>
      <text:p text:style-name="P4"><text:span text:style-name="T9"><text:tab/>The </text:span><text:span text:style-name="T10">.group_name </text:span><text:span text:style-name="T9">property, if present, requires a group's name to exactly match this string to be included.</text:span></text:p>
      <text:p text:style-name="P4"><text:span text:style-name="T9"/></text:p>
      <text:p text:style-name="P4"><text:span text:style-name="T9"><text:tab/>The </text:span><text:span text:style-name="T10">.application </text:span><text:span text:style-name="T9">property, if present, requires a group to be running the named application to be included.</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no constraints are specified, then this function will retrieve a list of all open groups.</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2731731759793066669" text:style-name="L26">
        <text:list-item>
          <text:p text:style-name="P22"><text:span text:style-name="T10">.timestamp</text:span><text:span text:style-name="T9"> : number</text:span></text:p>
        </text:list-item>
        <text:list-item>
          <text:p text:style-name="P22"><text:span text:style-name="T10">.error</text:span><text:span text:style-name="T9"> : string</text:span></text:p>
        </text:list-item>
        <text:list-item>
          <text:p text:style-name="P22"><text:span text:style-name="T10">.groups</text:span><text:span text:style-name="T9"> : array of object</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text:s/>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groups</text:span></text:span><text:span text:style-name="Strong_20_Emphasis"><text:span text:style-name="T4"> member is the array of groups returned. It is undefined if an error occurred processing the request. Each element contains the following members:</text:span></text:span></text:p>
      <text:list xml:id="list5420947924665757021" text:style-name="L30">
        <text:list-item>
          <text:p text:style-name="P26"><text:span text:style-name="Strong_20_Emphasis"><text:span text:style-name="T5">.group_name </text:span></text:span><text:span text:style-name="Strong_20_Emphasis"><text:span text:style-name="T4">: string</text:span></text:span></text:p>
        </text:list-item>
        <text:list-item>
          <text:p text:style-name="P26"><text:span text:style-name="Strong_20_Emphasis"><text:span text:style-name="T5">.application</text:span></text:span><text:span text:style-name="Strong_20_Emphasis"><text:span text:style-name="T4"> : string</text:span></text:span></text:p>
        </text:list-item>
      </text:list>
      <text:p text:style-name="P4"><text:span text:style-name="Strong_20_Emphasis"><text:span text:style-name="T4"/></text:span></text:p>
      <text:p text:style-name="P4"><text:soft-page-break/><text:span text:style-name="Strong_20_Emphasis"><text:span text:style-name="T4"><text:tab/><text:tab/><text:tab/>The </text:span></text:span><text:span text:style-name="Strong_20_Emphasis"><text:span text:style-name="T5">.group_name</text:span></text:span><text:span text:style-name="Strong_20_Emphasis"><text:span text:style-name="T4"> member is the name of the matching group</text:span></text:span></text:p>
      <text:p text:style-name="P4"><text:span text:style-name="Strong_20_Emphasis"><text:span text:style-name="T4"><text:tab/><text:tab/><text:tab/>The </text:span></text:span><text:span text:style-name="Strong_20_Emphasis"><text:span text:style-name="T5">.application</text:span></text:span><text:span text:style-name="Strong_20_Emphasis"><text:span text:style-name="T4"> member is the application that group is using</text:span></text:span></text:p>
      <text:p text:style-name="P55"><text:span text:style-name="T3">K.startGroup ( group_name, callback )</text:span></text:p>
      <text:p text:style-name="P2"><text:span text:style-name="T3"/></text:p>
      <text:p text:style-name="P4">This function registers a new group with the active application and sets the requesting user to host.</text:p>
      <text:p text:style-name="P4"/>
      <text:p text:style-name="P4">Parameters:</text:p>
      <text:list xml:id="list1107655705059226879" text:style-name="L28">
        <text:list-item>
          <text:p text:style-name="P24"><text:span text:style-name="T10">group_name</text:span> : string</text:p>
        </text:list-item>
        <text:list-item>
          <text:p text:style-name="P24"><text:span text:style-name="T10">callback</text:span> : function</text:p>
        </text:list-item>
      </text:list>
      <text:p text:style-name="P2"/>
      <text:p text:style-name="P4">The <text:span text:style-name="T10">group_name</text:span><text:span text:style-name="T9"> parameter is the name the new group will be given. A Duplicate Group error will occur if this name is already in use for the current application, and no group will be registered.</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As host, the user's application is responsible for all group maintenance and processing of its data and inputs. Group names are application-specific. An Invalid Session error will occur if the user is not logged in before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1421128994946939747" text:style-name="L27">
        <text:list-item>
          <text:p text:style-name="P23"><text:span text:style-name="T10">.timestamp</text:span><text:span text:style-name="T9"> : number</text:span></text:p>
        </text:list-item>
        <text:list-item>
          <text:p text:style-name="P23"><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closeGroup ( group_name, callback )</text:span></text:p>
      <text:p text:style-name="P2"><text:span text:style-name="T3"/></text:p>
      <text:p text:style-name="P4">This function deletes a group and its data from the servers, and notifies subscribed users of its closure.</text:p>
      <text:p text:style-name="P4"/>
      <text:p text:style-name="P4">Parameters:</text:p>
      <text:list xml:id="list21316464" text:continue-list="list1107655705059226879" text:style-name="L28">
        <text:list-item>
          <text:p text:style-name="P24"><text:span text:style-name="T9">(optional) </text:span><text:span text:style-name="T10">group_name</text:span> : string</text:p>
        </text:list-item>
        <text:list-item>
          <text:p text:style-name="P24"><text:span text:style-name="T10">callback</text:span> : function</text:p>
        </text:list-item>
      </text:list>
      <text:p text:style-name="P2"/>
      <text:p text:style-name="P4">The <text:span text:style-name="T10">group_name</text:span><text:span text:style-name="T9"> parameter is the name of the group to be closed.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All pending </text:span><text:span text:style-name="T10">K.listenUpdate()</text:span><text:span text:style-name="T9"> requests for this group are answered with no field array to indicate group closure. Group names are application-specific. An Invalid Session error will occur if the user is not logged in before calling this function. A User Not Host error will occur if the calling user is not the host of the group to be closed.</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4606721728031314395" text:style-name="L29">
        <text:list-item>
          <text:p text:style-name="P25"><text:span text:style-name="T10">.timestamp</text:span><text:span text:style-name="T9"> : number</text:span></text:p>
        </text:list-item>
        <text:list-item>
          <text:p text:style-name="P25"><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listenInput ( group_name, clear, callback )</text:span></text:p>
      <text:p text:style-name="P2"><text:span text:style-name="T3"/></text:p>
      <text:p text:style-name="P4">This function subscribes to input from users directed at a group.</text:p>
      <text:p text:style-name="P4"/>
      <text:p text:style-name="P4">Parameters:</text:p>
      <text:list xml:id="list3897660126315817653" text:style-name="L32">
        <text:list-item>
          <text:p text:style-name="P28"><text:span text:style-name="T9">(optional) </text:span><text:span text:style-name="T10">group_name</text:span> : string</text:p>
        </text:list-item>
        <text:list-item>
          <text:p text:style-name="P28">(optional) <text:span text:style-name="T10">clear</text:span> : array of string</text:p>
        </text:list-item>
        <text:list-item>
          <text:p text:style-name="P28"><text:span text:style-name="T10">callback</text:span> : function</text:p>
        </text:list-item>
      </text:list>
      <text:p text:style-name="P2"/>
      <text:p text:style-name="P4">The <text:span text:style-name="T10">group_name</text:span><text:span text:style-name="T9"> parameter is the name of the group to be listened to.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clear</text:span><text:span text:style-name="T9"> parameter contains the ids of inputs received in the previous response and acknowledged by the client.</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e server does not respond to this request until there is input to be retrieved. Once a response is received, the application should send a new request with the same </text:span><text:span text:style-name="T10">group_name</text:span><text:span text:style-name="T9"> argument and the </text:span><text:span text:style-name="T10">.clear</text:span><text:span text:style-name="T9"> member of the result object as the </text:span><text:span text:style-name="T10">clear </text:span><text:span text:style-name="T9">argument. An Invalid Session error will occur if the user is not logged in before calling this function. A User Not Host error will occur if the calling user is not the host of the group to be closed.</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8244674303051079601" text:style-name="L31">
        <text:list-item>
          <text:p text:style-name="P27"><text:span text:style-name="T10">.timestamp</text:span><text:span text:style-name="T9"> : number</text:span></text:p>
        </text:list-item>
        <text:list-item>
          <text:p text:style-name="P27"><text:span text:style-name="T10">.error</text:span><text:span text:style-name="T9"> : string</text:span></text:p>
        </text:list-item>
        <text:list-item>
          <text:p text:style-name="P44">.input <text:span text:style-name="T9">: array of object</text:span></text:p>
        </text:list-item>
        <text:list-item>
          <text:p text:style-name="P27"><text:span text:style-name="T10">.clear </text:span><text:span text:style-name="T9">: array of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input</text:span></text:span><text:span text:style-name="Strong_20_Emphasis"><text:span text:style-name="T4"> member is an array of objects, sorted in order of ascending timestamps. Each element has the following members:</text:span></text:span></text:p>
      <text:list xml:id="list3353075002686476155" text:style-name="L35">
        <text:list-item>
          <text:p text:style-name="P31"><text:span text:style-name="Strong_20_Emphasis"><text:span text:style-name="T5">.username</text:span></text:span><text:span text:style-name="Strong_20_Emphasis"><text:span text:style-name="T4"> : string</text:span></text:span></text:p>
        </text:list-item>
        <text:list-item>
          <text:p text:style-name="P31"><text:span text:style-name="Strong_20_Emphasis"><text:span text:style-name="T5">.input</text:span></text:span><text:span text:style-name="Strong_20_Emphasis"><text:span text:style-name="T4"> : any</text:span></text:span></text:p>
        </text:list-item>
        <text:list-item>
          <text:p text:style-name="P31"><text:span text:style-name="Strong_20_Emphasis"><text:span text:style-name="T5">.time</text:span></text:span><text:span text:style-name="Strong_20_Emphasis"><text:span text:style-name="T4"> : number</text:span></text:span></text:p>
        </text:list-item>
      </text:list>
      <text:p text:style-name="P4"><text:span text:style-name="Strong_20_Emphasis"><text:span text:style-name="T4"><text:tab/></text:span></text:span></text:p>
      <text:p text:style-name="P4"><text:span text:style-name="Strong_20_Emphasis"><text:span text:style-name="T4"><text:tab/><text:tab/><text:tab/>The </text:span></text:span><text:span text:style-name="Strong_20_Emphasis"><text:span text:style-name="T5">.username</text:span></text:span><text:span text:style-name="Strong_20_Emphasis"><text:span text:style-name="T4"> member is the user who submitted the input.</text:span></text:span></text:p>
      <text:p text:style-name="P4"><text:span text:style-name="Strong_20_Emphasis"><text:span text:style-name="T4"/></text:span></text:p>
      <text:p text:style-name="P4"><text:span text:style-name="Strong_20_Emphasis"><text:span text:style-name="T4"><text:tab/><text:tab/><text:tab/>The </text:span></text:span><text:span text:style-name="Strong_20_Emphasis"><text:span text:style-name="T5">.input</text:span></text:span><text:span text:style-name="Strong_20_Emphasis"><text:span text:style-name="T4"> member is the input to be processed. If this member is not present, then the group has ended communication with the user.</text:span></text:span></text:p>
      <text:p text:style-name="P4"><text:soft-page-break/><text:span text:style-name="Strong_20_Emphasis"><text:span text:style-name="T4"/></text:span></text:p>
      <text:p text:style-name="P4"><text:span text:style-name="Strong_20_Emphasis"><text:span text:style-name="T4"><text:tab/><text:tab/><text:tab/>The </text:span></text:span><text:span text:style-name="Strong_20_Emphasis"><text:span text:style-name="T5">.time</text:span></text:span><text:span text:style-name="Strong_20_Emphasis"><text:span text:style-name="T4"> member is the UNIX timestamp of when the server received the input.</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clear</text:span></text:span><text:span text:style-name="Strong_20_Emphasis"><text:span text:style-name="T4"> member is an array of ids for the inputs included in this response.</text:span></text:span></text:p>
      <text:p text:style-name="P55"><text:span text:style-name="T3">K.submitInput ( group_name, input, callback )</text:span></text:p>
      <text:p text:style-name="P2"><text:span text:style-name="T3"/></text:p>
      <text:p text:style-name="P4">This function submits updates to a group for processing by the host.</text:p>
      <text:p text:style-name="P4"/>
      <text:p text:style-name="P4">Parameters:</text:p>
      <text:list xml:id="list5703431667840573224" text:style-name="L34">
        <text:list-item>
          <text:p text:style-name="P30"><text:span text:style-name="T9">(optional) </text:span><text:span text:style-name="T10">group_name</text:span> : string</text:p>
        </text:list-item>
        <text:list-item>
          <text:p text:style-name="P51"><text:span text:style-name="T15">input</text:span><text:span text:style-name="T16"> : any</text:span></text:p>
        </text:list-item>
        <text:list-item>
          <text:p text:style-name="P30"><text:span text:style-name="T10">callback</text:span> : function</text:p>
        </text:list-item>
      </text:list>
      <text:p text:style-name="P2"/>
      <text:p text:style-name="P4">The <text:span text:style-name="T10">group_name</text:span><text:span text:style-name="T9"> parameter is the name of the group the input is for.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input</text:span><text:span text:style-name="T9"> parameter is the input the user wishes to send to the group.</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e input will be processed the next time the host of the group receives a response to their </text:span><text:span text:style-name="T10">K.listenInput()</text:span><text:span text:style-name="T9"> request. Group names are application-specific. An Invalid Session error will occur if the user is not logged in before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1900283410969301615" text:style-name="L33">
        <text:list-item>
          <text:p text:style-name="P29"><text:span text:style-name="T10">.timestamp</text:span><text:span text:style-name="T9"> : number</text:span></text:p>
        </text:list-item>
        <text:list-item>
          <text:p text:style-name="P29"><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listenUpdate ( group_name, limit, clear, callback )</text:span></text:p>
      <text:p text:style-name="P2"><text:span text:style-name="T3"/></text:p>
      <text:p text:style-name="P4">This function subscribes to update messages from a group.</text:p>
      <text:p text:style-name="P4"/>
      <text:p text:style-name="P4">Parameters:</text:p>
      <text:list xml:id="list1964638250636790944" text:style-name="L40">
        <text:list-item>
          <text:p text:style-name="P35"><text:span text:style-name="T9">(optional) </text:span><text:span text:style-name="T10">group_name</text:span> : string</text:p>
        </text:list-item>
        <text:list-item>
          <text:p text:style-name="P35">(optional) <text:span text:style-name="T10">limit</text:span> : number</text:p>
        </text:list-item>
        <text:list-item>
          <text:p text:style-name="P35">(optional) <text:span text:style-name="T10">clear</text:span> : array of string</text:p>
        </text:list-item>
        <text:list-item>
          <text:p text:style-name="P35"><text:span text:style-name="T10">callback</text:span> : function</text:p>
        </text:list-item>
      </text:list>
      <text:p text:style-name="P2"/>
      <text:p text:style-name="P4">The <text:span text:style-name="T10">group_name</text:span><text:span text:style-name="T9"> parameter is the name of the group to be listened to.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limit </text:span><text:span text:style-name="T9">parameter is the maximum character length of a data value retrieved by this request. If no argument is provided, then no maximum will be set.</text:span></text:p>
      <text:p text:style-name="P4"><text:span text:style-name="T9"/></text:p>
      <text:p text:style-name="P4"><text:span text:style-name="T9">The </text:span><text:span text:style-name="T10">clear</text:span><text:span text:style-name="T9"> parameter contains the ids of inputs received in the previous response and acknowledged by the client.</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e server does not respond to this request until there are updates to be retrieved. Once a response is received, the application should send a new request with the same </text:span><text:span text:style-name="T10">group_name</text:span><text:span text:style-name="T9"> argument and the </text:span><text:span text:style-name="T10">.clear</text:span><text:span text:style-name="T9"> member of the result object as the </text:span><text:span text:style-name="T10">clear </text:span><text:span text:style-name="T9">argument. An Invalid Session error will occur if the user is not logged in before calling this function. Data values larger than the </text:span><text:span text:style-name="T10">limit</text:span><text:span text:style-name="T9"> must be requested explicitly with </text:span><text:span text:style-name="T10">K.getGroupData()</text:span><text:span text:style-name="T9">.</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4318424011793536976" text:style-name="L36">
        <text:list-item>
          <text:p text:style-name="P32"><text:span text:style-name="T10">.timestamp</text:span><text:span text:style-name="T9"> : number</text:span></text:p>
        </text:list-item>
        <text:list-item>
          <text:p text:style-name="P32"><text:span text:style-name="T10">.error</text:span><text:span text:style-name="T9"> : string</text:span></text:p>
        </text:list-item>
        <text:list-item>
          <text:p text:style-name="P45">.field <text:span text:style-name="T9">: array of string</text:span></text:p>
        </text:list-item>
        <text:list-item>
          <text:p text:style-name="P45">.data<text:span text:style-name="T9"> : object</text:span></text:p>
        </text:list-item>
        <text:list-item>
          <text:p text:style-name="P32"><text:span text:style-name="T10">.clear </text:span><text:span text:style-name="T9">: array of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field</text:span></text:span><text:span text:style-name="Strong_20_Emphasis"><text:span text:style-name="T4"> member is an array of strings corresponding to the names of fields that have been updated. If this member is not present, then the group has ended communication with the user.</text:span></text:span></text:p>
      <text:p text:style-name="P4"><text:span text:style-name="Strong_20_Emphasis"><text:span text:style-name="T4"><text:tab/></text:span></text:span></text:p>
      <text:p text:style-name="P4"><text:span text:style-name="Strong_20_Emphasis"><text:span text:style-name="T4"><text:tab/><text:tab/>The </text:span></text:span><text:span text:style-name="Strong_20_Emphasis"><text:span text:style-name="T5">.data </text:span></text:span><text:span text:style-name="Strong_20_Emphasis"><text:span text:style-name="T4">is an object containing the values of the above fields. A field whose value is of greater size than the </text:span></text:span><text:span text:style-name="Strong_20_Emphasis"><text:span text:style-name="T5">limit </text:span></text:span><text:span text:style-name="Strong_20_Emphasis"><text:span text:style-name="T4">will return as undefined. If this member is not present, then the group has ended communication with the user.</text:span></text:span></text:p>
      <text:p text:style-name="P4"><text:soft-page-break/><text:span text:style-name="Strong_20_Emphasis"><text:span text:style-name="T4"/></text:span></text:p>
      <text:p text:style-name="P4"><text:span text:style-name="Strong_20_Emphasis"><text:span text:style-name="T4"><text:tab/><text:tab/>The </text:span></text:span><text:span text:style-name="Strong_20_Emphasis"><text:span text:style-name="T5">.clear</text:span></text:span><text:span text:style-name="Strong_20_Emphasis"><text:span text:style-name="T4"> member is an array of ids for the inputs included in this response.</text:span></text:span></text:p>
      <text:p text:style-name="P55"><text:span text:style-name="T3">K.submitUpdate ( group_name, field, data, callback, member, permission )</text:span></text:p>
      <text:p text:style-name="P2"><text:span text:style-name="T3"/></text:p>
      <text:p text:style-name="P4">This function stores group data on the Knecht server and notifies group members.</text:p>
      <text:p text:style-name="P4"/>
      <text:p text:style-name="P4">Parameters:</text:p>
      <text:list xml:id="list226433084969034553" text:style-name="L38">
        <text:list-item>
          <text:p text:style-name="P33"><text:span text:style-name="T9">(optional) </text:span><text:span text:style-name="T10">group_name</text:span> : string</text:p>
        </text:list-item>
        <text:list-item>
          <text:p text:style-name="P33"><text:span text:style-name="T10">field</text:span> : string or array of string</text:p>
        </text:list-item>
        <text:list-item>
          <text:p text:style-name="P52"><text:span text:style-name="T15">data</text:span><text:span text:style-name="T16"> : any</text:span></text:p>
        </text:list-item>
        <text:list-item>
          <text:p text:style-name="P33"><text:span text:style-name="T10">callback</text:span> : function</text:p>
        </text:list-item>
        <text:list-item>
          <text:p text:style-name="P33">(optional) <text:span text:style-name="T10">member</text:span> : string or array of string</text:p>
        </text:list-item>
        <text:list-item>
          <text:p text:style-name="P33">(optional) <text:span text:style-name="T10">permission</text:span> : boolean or array of boolean or array of array of boolean</text:p>
        </text:list-item>
      </text:list>
      <text:p text:style-name="P2"/>
      <text:p text:style-name="P4">The <text:span text:style-name="T10">group_name</text:span><text:span text:style-name="T9"> parameter is the name of the group the input is for.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field</text:span><text:span text:style-name="T9"> parameter is the field(s) the user wishes to update.</text:span></text:p>
      <text:p text:style-name="P4"><text:span text:style-name="T9"><text:s/></text:span></text:p>
      <text:p text:style-name="P4"><text:span text:style-name="T9">The </text:span><text:span text:style-name="T10">data</text:span><text:span text:style-name="T9"> parameter is the data the user wishes to store in the above fields. If </text:span><text:span text:style-name="T10">field</text:span><text:span text:style-name="T9"> is an array, <text:s/>this will be interpreted as an array of the same length.</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The </text:span><text:span text:style-name="T10">member</text:span><text:span text:style-name="T9"> parameter is the user(s) who will have their read permissions on the above fields changed. If this value is set to the host of the group, then all users are granted read permission.</text:span></text:p>
      <text:p text:style-name="P4"><text:span text:style-name="T9"/></text:p>
      <text:p text:style-name="P4"><text:span text:style-name="T9">The </text:span><text:span text:style-name="T10">permission</text:span><text:span text:style-name="T9"> parameter is the new read permission value(s) for the above fields and members. If this is a single boolean value, then it will apply to all fields and members. If it is an array of booleans, then it must be of equal length to the array of fields and each element will correspond to all members and the corresponding field. If it it a 2-dimensional array of booleans, then each element corresponds to a single field – member combination. If not argument is provided, permission defaults to true.</text:span></text:p>
      <text:p text:style-name="P4"><text:span text:style-name="T9"/></text:p>
      <text:p text:style-name="P4"><text:span text:style-name="T9">Usage:</text:span></text:p>
      <text:p text:style-name="P4"><text:span text:style-name="T9"><text:tab/>The update will be received the next time the target members of the group receives a response to their </text:span><text:span text:style-name="T10">K.listenUpdate()</text:span><text:span text:style-name="T9"> requests. Group names are application-specific. An Invalid Session error will occur if the user is not logged in before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6190880606534349916" text:style-name="L39">
        <text:list-item>
          <text:p text:style-name="P34"><text:span text:style-name="T10">.timestamp</text:span><text:span text:style-name="T9"> : number</text:span></text:p>
        </text:list-item>
        <text:list-item>
          <text:p text:style-name="P34"><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stopListening ( group_name, permission )</text:span></text:p>
      <text:p text:style-name="P2"><text:span text:style-name="T3"/></text:p>
      <text:p text:style-name="P4">This function cancels a subscription to group notifications.</text:p>
      <text:p text:style-name="P4"/>
      <text:p text:style-name="P4">Parameters:</text:p>
      <text:list xml:id="list4724555899863587386" text:style-name="L46">
        <text:list-item>
          <text:p text:style-name="P54"><text:span text:style-name="T14">(optional) </text:span><text:span text:style-name="T15">group_name</text:span><text:span text:style-name="T16"> : string</text:span></text:p>
        </text:list-item>
        <text:list-item>
          <text:p text:style-name="P41"><text:span text:style-name="T10">callback</text:span> : function</text:p>
        </text:list-item>
      </text:list>
      <text:p text:style-name="P2"/>
      <text:p text:style-name="P4">The <text:span text:style-name="T10">group_name</text:span><text:span text:style-name="T9"> parameter is the name of the group to be unsubscribed.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should be called whenever a user wishes to voluntarily halt communication with a group while there is a pending request from either the </text:span><text:span text:style-name="T10">K.listenInput()</text:span><text:span text:style-name="T9"> or </text:span><text:span text:style-name="T10">K.listenUpdate() </text:span><text:span text:style-name="T9">functions. If successful, that request will be immediately responded to with an empty body except for a timestamp. Group names are application-specific. An Invalid Session error will occur if the user is not logged in before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7251123727294014720" text:style-name="L45">
        <text:list-item>
          <text:p text:style-name="P40"><text:span text:style-name="T10">.timestamp</text:span><text:span text:style-name="T9"> : number</text:span></text:p>
        </text:list-item>
        <text:list-item>
          <text:p text:style-name="P40"><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3"><text:tab/><text:tab/></text:span></text:span><text:span text:style-name="Strong_20_Emphasis"><text:span text:style-name="T4">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getGroupData ( group_name, field, callback )</text:span></text:p>
      <text:p text:style-name="P2"><text:span text:style-name="T3"/></text:p>
      <text:p text:style-name="P4">This function retrieves group data from the Knecht server.</text:p>
      <text:p text:style-name="P4"/>
      <text:p text:style-name="P4">Parameters:</text:p>
      <text:list xml:id="list8378673334558109125" text:style-name="L42">
        <text:list-item>
          <text:p text:style-name="P46">(optional) <text:span text:style-name="T10">group_name</text:span> : string</text:p>
        </text:list-item>
        <text:list-item>
          <text:p text:style-name="P37"><text:span text:style-name="T10">field</text:span> : string or array of string</text:p>
        </text:list-item>
        <text:list-item>
          <text:p text:style-name="P37"><text:span text:style-name="T10">callback</text:span> : function</text:p>
        </text:list-item>
      </text:list>
      <text:p text:style-name="P4"/>
      <text:p text:style-name="P4">The <text:span text:style-name="T10">group_name</text:span><text:span text:style-name="T9"> parameter is the name of the group the data belongs to. <text:s/>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field</text:span><text:span text:style-name="T9"> parameter contains the name(s) of the data fields requested.</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If a specified data field does not exist for the specified group and application, or if the requesting user does not have read permission on a specified field, its value will be retrieved as undefined. Data fields are group- and application-specific.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7027451671287323410" text:style-name="L41">
        <text:list-item>
          <text:p text:style-name="P36"><text:span text:style-name="T10">.timestamp</text:span><text:span text:style-name="T9"> : number</text:span></text:p>
        </text:list-item>
        <text:list-item>
          <text:p text:style-name="P36"><text:span text:style-name="T10">.error</text:span><text:span text:style-name="T9"> : string</text:span></text:p>
        </text:list-item>
        <text:list-item>
          <text:p text:style-name="P36"><text:span text:style-name="T10">.data</text:span><text:span text:style-name="T9"> : object</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data</text:span></text:span><text:span text:style-name="Strong_20_Emphasis"><text:span text:style-name="T4"> member is an object whose members are the fields that were requested. Their values are the values of those fields as stored on the Knecht server. This member is only present if no error occurred.</text:span></text:span></text:p>
      <text:p text:style-name="P55"><text:span text:style-name="T3">K.setPermission ( group_name, field, permission, callback, member )</text:span></text:p>
      <text:p text:style-name="P2"><text:span text:style-name="T3"/></text:p>
      <text:p text:style-name="P4">This function updates user's read permissions for group data stored on the server.</text:p>
      <text:p text:style-name="P4"/>
      <text:p text:style-name="P4">Parameters:</text:p>
      <text:list xml:id="list3936530944558096850" text:style-name="L44">
        <text:list-item>
          <text:p text:style-name="P39"><text:span text:style-name="T10">group_name</text:span> : string</text:p>
        </text:list-item>
        <text:list-item>
          <text:p text:style-name="P39"><text:span text:style-name="T10">field</text:span> : string or array of string</text:p>
        </text:list-item>
        <text:list-item>
          <text:p text:style-name="P53"><text:span text:style-name="T15">permission</text:span><text:span text:style-name="T16"> : boolean or array of boolean or array of array of boolean</text:span></text:p>
        </text:list-item>
        <text:list-item>
          <text:p text:style-name="P39"><text:span text:style-name="T10">callback</text:span> : function</text:p>
        </text:list-item>
        <text:list-item>
          <text:p text:style-name="P39">(optional) <text:span text:style-name="T10">member</text:span> : string or array of string</text:p>
        </text:list-item>
      </text:list>
      <text:p text:style-name="P2"/>
      <text:p text:style-name="P4">The <text:span text:style-name="T10">group_name</text:span><text:span text:style-name="T9"> parameter is the name of the group the input is for. A Group Not Found error will occur if no such group exists.</text:span></text:p>
      <text:p text:style-name="P4"><text:span text:style-name="T9"/></text:p>
      <text:p text:style-name="P4"><text:span text:style-name="T9">The </text:span><text:span text:style-name="T10">field</text:span><text:span text:style-name="T9"> parameter is the field(s) the user wishes to update.</text:span></text:p>
      <text:p text:style-name="P4"><text:span text:style-name="T9"><text:s/></text:span></text:p>
      <text:p text:style-name="P4"><text:span text:style-name="T9">The </text:span><text:span text:style-name="T10">permission</text:span><text:span text:style-name="T9"> parameter is the new read permission value(s) for the above fields and members. If this is a single boolean value, then it will apply to all fields and members. If it is an array of booleans, then it must be of equal length to the array of fields and each element will correspond to all members and the corresponding field. If it it a 2-dimensional array of booleans, then each element corresponds to a single field – member combination.</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The </text:span><text:span text:style-name="T10">member</text:span><text:span text:style-name="T9"> parameter is the user(s) who will have their read permissions on the above fields changed. If this value is set to the host of the group, then all users are granted read permission.</text:span></text:p>
      <text:p text:style-name="P4"><text:span text:style-name="T9"/></text:p>
      <text:p text:style-name="P4"><text:span text:style-name="T9">Usage:</text:span></text:p>
      <text:p text:style-name="P4"><text:span text:style-name="T9"><text:tab/>Update messages will be posted for all users who have been granted permission, or for all members of the group if the host has been granted permission. An Invalid Session error will occur if the user is not logged in prior to calling this function.</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4274242793727365919" text:style-name="L43">
        <text:list-item>
          <text:p text:style-name="P38"><text:span text:style-name="T10">.timestamp</text:span><text:span text:style-name="T9"> : number</text:span></text:p>
        </text:list-item>
        <text:list-item>
          <text:p text:style-name="P38"><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addMember ( group_name, member, callback )</text:span></text:p>
      <text:p text:style-name="P2"><text:span text:style-name="T3"/></text:p>
      <text:p text:style-name="P4">This function registers a user as a member of a group.</text:p>
      <text:p text:style-name="P4"/>
      <text:p text:style-name="P4">Parameters:</text:p>
      <text:list xml:id="list21309528" text:continue-list="list3936530944558096850" text:style-name="L44">
        <text:list-item>
          <text:p text:style-name="P53"><text:span text:style-name="T14">(optional) </text:span><text:span text:style-name="T15">group_name</text:span><text:span text:style-name="T16"> : string</text:span></text:p>
        </text:list-item>
        <text:list-item>
          <text:p text:style-name="P39"><text:span text:style-name="T10">member</text:span><text:span text:style-name="T9"> : string</text:span></text:p>
        </text:list-item>
        <text:list-item>
          <text:p text:style-name="P39"><text:span text:style-name="T10">callback</text:span> : function</text:p>
        </text:list-item>
      </text:list>
      <text:p text:style-name="P2"/>
      <text:p text:style-name="P4">The <text:span text:style-name="T10">group_name</text:span><text:span text:style-name="T9"> parameter is the name of the group the member will be added to.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member</text:span><text:span text:style-name="T9"> parameter is name of the user to be added. A User Not Found error will occur if no such user exists. A Duplicate User error will occur if the user is already a group member.</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Members of a group will receive update notifications for fields that have their permission value set to the group's host. An Invalid Session error will occur if the user is not logged in prior to calling this function. A User Not Host error will occur if the calling user is not the host of the group to be closed.</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1914203644541244963" text:style-name="L47">
        <text:list-item>
          <text:p text:style-name="P42"><text:span text:style-name="T10">.timestamp</text:span><text:span text:style-name="T9"> : number</text:span></text:p>
        </text:list-item>
        <text:list-item>
          <text:p text:style-name="P42"><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text:p text:style-name="P55"><text:span text:style-name="T3">K.removeMember ( group_name, member, callback )</text:span></text:p>
      <text:p text:style-name="P2"><text:span text:style-name="T3"/></text:p>
      <text:p text:style-name="P4">This function registers a user as a member of a group.</text:p>
      <text:p text:style-name="P4"/>
      <text:p text:style-name="P4">Parameters:</text:p>
      <text:list xml:id="list21337198" text:continue-list="list21309528" text:style-name="L44">
        <text:list-item>
          <text:p text:style-name="P53"><text:span text:style-name="T14">(optional) </text:span><text:span text:style-name="T15">group_name</text:span><text:span text:style-name="T16"> : string</text:span></text:p>
        </text:list-item>
        <text:list-item>
          <text:p text:style-name="P39"><text:span text:style-name="T10">member</text:span><text:span text:style-name="T9"> : string</text:span></text:p>
        </text:list-item>
        <text:list-item>
          <text:p text:style-name="P39"><text:span text:style-name="T10">callback</text:span> : function</text:p>
        </text:list-item>
      </text:list>
      <text:p text:style-name="P2"/>
      <text:p text:style-name="P4">The <text:span text:style-name="T10">group_name</text:span><text:span text:style-name="T9"> parameter is the name of the group the member will be removed from. A Group Not Found error will occur if no such group exists. If no argument is provided, this parameter defaults to the last group assigned to the client's group_name internal variable.</text:span></text:p>
      <text:p text:style-name="P4"><text:span text:style-name="T9"/></text:p>
      <text:p text:style-name="P4"><text:span text:style-name="T9">The </text:span><text:span text:style-name="T10">member</text:span><text:span text:style-name="T9"> parameter is name of the user to be removed. A User Not Found error will occur if no such user exists. A Duplicate User error will occur if the user is already a group member.</text:span></text:p>
      <text:p text:style-name="P4"><text:span text:style-name="T9"/></text:p>
      <text:p text:style-name="P4"><text:span text:style-name="T9">The </text:span><text:span text:style-name="T10">callback</text:span><text:span text:style-name="T9"> parameter is a function that will be called once the server has responded.</text:span></text:p>
      <text:p text:style-name="P4"><text:span text:style-name="T9"/></text:p>
      <text:p text:style-name="P4"><text:span text:style-name="T9">Usage:</text:span></text:p>
      <text:p text:style-name="P4"><text:span text:style-name="T9"><text:tab/>This function removes a user's read permissions for the group but does not prevent them from using </text:span><text:span text:style-name="T10">K.getGroupData() </text:span><text:span text:style-name="T9">on that group's public data. An Invalid Session error will occur if the user is not logged in prior to calling this function. A User Not Host error will occur if the calling user is not the host of the group to be closed.</text:span></text:p>
      <text:p text:style-name="P4"><text:span text:style-name="T9"/></text:p>
      <text:p text:style-name="P4"><text:span text:style-name="T9">Response Value:</text:span></text:p>
      <text:p text:style-name="P4"><text:span text:style-name="T9"><text:tab/>The object passed to </text:span><text:span text:style-name="T10">callback</text:span><text:span text:style-name="T9"> has the following properties:</text:span></text:p>
      <text:list xml:id="list2812552859123307795" text:style-name="L48">
        <text:list-item>
          <text:p text:style-name="P43"><text:span text:style-name="T10">.timestamp</text:span><text:span text:style-name="T9"> : number</text:span></text:p>
        </text:list-item>
        <text:list-item>
          <text:p text:style-name="P43"><text:span text:style-name="T10">.error</text:span><text:span text:style-name="T9"> : string</text:span></text:p>
        </text:list-item>
      </text:list>
      <text:p text:style-name="P4"><text:span text:style-name="T9"/></text:p>
      <text:p text:style-name="P4"><text:span text:style-name="T9"><text:tab/><text:tab/>The </text:span><text:span text:style-name="T10">.timestamp</text:span><text:span text:style-name="T9"> member is the time the response was received, in Unix time.</text:span></text:p>
      <text:p text:style-name="P4"><text:span text:style-name="Strong_20_Emphasis"><text:span text:style-name="T4"/></text:span></text:p>
      <text:p text:style-name="P4"><text:span text:style-name="Strong_20_Emphasis"><text:span text:style-name="T4"><text:tab/><text:tab/>The </text:span></text:span><text:span text:style-name="Strong_20_Emphasis"><text:span text:style-name="T5">.error</text:span></text:span><text:span text:style-name="Strong_20_Emphasis"><text:span text:style-name="T4"> member is the description provided by the server of what error occurred. It is undefined if no error occur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Courier, mono"/>
    <style:font-face style:name="Mangal1" svg:font-family="Mangal"/>
    <style:font-face style:name="OpenSymbol" svg:font-family="OpenSymbol"/>
    <style:font-face style:name="Roboto" svg:font-family="Roboto,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eney</meta:initial-creator>
    <meta:creation-date>2014-04-18T16:46:51.53</meta:creation-date>
    <dc:date>2014-04-21T01:16:46.91</dc:date>
    <dc:creator>Patrick Feeney</dc:creator>
    <meta:editing-duration>P2DT7H24M25S</meta:editing-duration>
    <meta:editing-cycles>58</meta:editing-cycles>
    <meta:generator>OpenOffice/4.0.1$Win32 OpenOffice.org_project/401m5$Build-9714</meta:generator>
    <meta:document-statistic meta:table-count="0" meta:image-count="0" meta:object-count="0" meta:page-count="26" meta:paragraph-count="428" meta:word-count="5409" meta:character-count="31502"/>
  </office:meta>
</office:document-meta>
</file>